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131958804627781629"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4514339306008396296"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2997282808458775328"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360398232573515321"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4930170332459680594"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5228515932665401338"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65383047748602682"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8788370154398222511"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41773299" text:continue-list="list65383047748602682"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3519472433714983867"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1767809"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1768925"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41772531" text:continue-numbering="true" text:style-name="L9">
        <text:list-item>
          <text:list>
            <text:list-header>
              <text:p text:style-name="P214">Warm down: <text:span text:style-name="T3">0.25 mile jog home</text:span></text:p>
              <text:p text:style-name="P215"/>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41776487"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1760862"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2785089931547109457"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1912447785771632318"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1729696824584068330"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1779310"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8879984346978784358"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1144539691165187397"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7455852744160164416" text:style-name="L15">
        <text:list-item>
          <text:list>
            <text:list-header>
              <text:p text:style-name="P186">1.5 miles averaging about 9:40/mile and rest 1 min</text:p>
            </text:list-header>
          </text:list>
        </text:list-item>
      </text:list>
      <text:p text:style-name="P25">1 mile in 8:26 and rest 2 min</text:p>
      <text:list xml:id="list1591066851568889273"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3798545962275487876"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781430"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1537515012574655164"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7107019388466918288"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7272563971627173309"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41769730" text:continue-list="list7107019388466918288" text:style-name="L19">
        <text:list-item>
          <text:list>
            <text:list-header>
              <text:p text:style-name="P190">(Pace*HR)=1240</text:p>
            </text:list-header>
          </text:list>
        </text:list-item>
      </text:list>
      <text:list xml:id="list41764001" text:continue-list="list1537515012574655164" text:style-name="L18">
        <text:list-item>
          <text:list>
            <text:list-header>
              <text:p text:style-name="P189">2 miles at 10:46/mile Ave HR= 121 bpm and rest a few minutes</text:p>
            </text:list-header>
          </text:list>
        </text:list-item>
      </text:list>
      <text:list xml:id="list41763307" text:continue-list="list41769730"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41765003"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3716028340107092545"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5431967148967911677"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516571859673613623"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7433519784467201281" text:style-name="L24">
        <text:list-item>
          <text:p text:style-name="P218">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4693828918243920213"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7482662731125789977"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41775742"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1766961"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9071324415345724605"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7055126877031931153"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7644955318553219779"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9101835682626447267"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752290987495428657"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5919959583420854444" text:style-name="L32">
        <text:list-item>
          <text:list>
            <text:list-header>
              <text:p text:style-name="P200">0.25 miles in 2:54</text:p>
              <text:p text:style-name="P200">1 mile in 9:21 going faster as I ran and ending at around 8:30 pace</text:p>
            </text:list-header>
          </text:list>
        </text:list-item>
      </text:list>
      <text:list xml:id="list3556581987086630396"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331798165561216440"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1470353944053335335"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1950240128020516946"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5287921521756802625"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6518968187535940288"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6068574628142302599"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text:soft-page-break/>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text:soft-page-break/>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034274482032618677"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text:soft-page-break/>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2-23T20:41:38.96</dc:date>
    <dc:creator>James Lombardi</dc:creator>
    <meta:editing-duration>P35DT20M35S</meta:editing-duration>
    <meta:editing-cycles>2463</meta:editing-cycles>
    <meta:generator>OpenOffice/4.1.2$Win32 OpenOffice.org_project/412m3$Build-9782</meta:generator>
    <meta:document-statistic meta:table-count="0" meta:image-count="9" meta:object-count="0" meta:page-count="243" meta:paragraph-count="7158" meta:word-count="76890" meta:character-count="393407"/>
  </office:meta>
</office:document-meta>
</file>